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F00000195B1F025B185DA6520.png" manifest:media-type="image/png"/>
  <manifest:file-entry manifest:full-path="Pictures/10000000000002D5000001FA1B308A6E9018F1EB.png" manifest:media-type="image/png"/>
  <manifest:file-entry manifest:full-path="Pictures/10000000000001AF00000149F70B5E9D08FE4AD5.png" manifest:media-type="image/png"/>
  <manifest:file-entry manifest:full-path="Pictures/100000000000032000000258511A0C7872EB2D4A.png" manifest:media-type="image/png"/>
  <manifest:file-entry manifest:full-path="Pictures/10000000000001ED000000F31EC0EFBB445052C2.png" manifest:media-type="image/png"/>
  <manifest:file-entry manifest:full-path="Pictures/10000000000001930000008DC426AA088F6E2595.png" manifest:media-type="image/png"/>
  <manifest:file-entry manifest:full-path="Pictures/10000000000001F4000001BA7EEB7264837CA7DE.png" manifest:media-type="image/png"/>
  <manifest:file-entry manifest:full-path="Pictures/10000000000003E500000216691BCE7C96EFC053.png" manifest:media-type="image/png"/>
  <manifest:file-entry manifest:full-path="Pictures/10000000000002D5000000FCEEE0BA1312BC704C.png" manifest:media-type="image/png"/>
  <manifest:file-entry manifest:full-path="Pictures/10000000000003E70000023F124716C1596EAB0A.png" manifest:media-type="image/png"/>
  <manifest:file-entry manifest:full-path="Pictures/10000000000002D0000000FA12344E7FA03F696F.png" manifest:media-type="image/png"/>
  <manifest:file-entry manifest:full-path="Pictures/1000000000000203000000CB41B06FEF669DF61C.png" manifest:media-type="image/png"/>
  <manifest:file-entry manifest:full-path="Pictures/10000000000003CE0000024FD5BC84518EB341EF.png" manifest:media-type="image/png"/>
  <manifest:file-entry manifest:full-path="Pictures/10000000000002D70000020EE9CF05897B58D4C5.png" manifest:media-type="image/png"/>
  <manifest:file-entry manifest:full-path="Pictures/10000000000002D900000213AD6DC577BBA1A0CA.png" manifest:media-type="image/png"/>
  <manifest:file-entry manifest:full-path="Pictures/10000000000002CC00000209E9A2756EE92A2838.png" manifest:media-type="image/png"/>
  <manifest:file-entry manifest:full-path="Pictures/10000000000002CD0000018CA675C344D5F7A5CE.png" manifest:media-type="image/png"/>
  <manifest:file-entry manifest:full-path="Pictures/10000000000002CD000001FCC5346CF6326E6F61.png" manifest:media-type="image/png"/>
  <manifest:file-entry manifest:full-path="Pictures/10000000000001EA0000014EEB289BDCCFBEA7A5.png" manifest:media-type="image/png"/>
  <manifest:file-entry manifest:full-path="Pictures/10000000000002CD000001DC4253B84AC8C7348D.png" manifest:media-type="image/png"/>
  <manifest:file-entry manifest:full-path="Pictures/10000000000001F3000002211BCFF5ED2553B0FE.png" manifest:media-type="image/png"/>
  <manifest:file-entry manifest:full-path="Pictures/1000000000000127000001F710AA42EECF43E3B3.png" manifest:media-type="image/png"/>
  <manifest:file-entry manifest:full-path="Pictures/10000000000001F40000020C98125057A7E9CD9F.png" manifest:media-type="image/png"/>
  <manifest:file-entry manifest:full-path="Pictures/10000000000001BC0000020663A0F19E384A9025.png" manifest:media-type="image/png"/>
  <manifest:file-entry manifest:full-path="Pictures/100000000000032D0000027CC38304F3919541CB.png" manifest:media-type="image/png"/>
  <manifest:file-entry manifest:full-path="Pictures/10000000000001A1000001B5627B3199D70E276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適合資工系畢業生的</text:span><text:span text:style-name="T1"><text:line-break/></text:span><text:span text:style-name="T1"><text:line-break/></text:span><text:span text:style-name="T1">一百零一種工作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6</text:span><text:span text:style-name="T3">月</text:span><text:span text:style-name="T3">5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昨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貼出了一份</text:p>
                <text:list>
                  <text:list-item>
                    <text:p><text:span text:style-name="T6">寫給資工系畢業生的工作面試指南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3.596cm" svg:height="0.964cm" svg:x="1.2cm" svg:y="19.6cm">
          <draw:text-box>
            <text:p>http://www.slideshare.net/ccckmit/ss-62711497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然後又看到一位同學的貼文</text:span></text:p>
          </draw:text-box>
        </draw:frame>
        <draw:frame draw:style-name="gr3" draw:text-style-name="P5" draw:layer="layout" svg:width="17.429cm" svg:height="15.407cm" svg:x="5.571cm" svg:y="4.505cm">
          <draw:image xlink:href="Pictures/10000000000001F4000001BA7EEB7264837CA7D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以上的貼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只能說</text:span><text:span text:style-name="T8">22k</text:span><text:span text:style-name="T8">的洗腦真的很成功！</text:span><text:span text:style-name="T8"><text:line-break/></text:span><text:span text:style-name="T8"/></text:p>
                <text:p><text:span text:style-name="T8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讓我想到一句名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謊話講一千遍之後就會變成真理！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薪水也是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於是我回了一個訊息給這位同學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8cm" svg:height="15.113cm" svg:x="4.2cm" svg:y="4.8cm">
          <draw:image xlink:href="Pictures/10000000000001AF00000149F70B5E9D08FE4AD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上面那位同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覺得能力和個性都還不錯！</text:span><text:span text:style-name="T8"><text:line-break/></text:span><text:span text:style-name="T8"/></text:p>
              </text:list-item>
              <text:list-item>
                <text:p><text:span text:style-name="T8">但是他覺得自己《德不配位》！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D</text:p>
          </draw:text-box>
        </draw:frame>
        <draw:frame presentation:style-name="pr6" draw:layer="layout" svg:width="25.199cm" svg:height="18.494cm" svg:x="1.4cm" svg:y="5.714cm" presentation:class="outline" presentation:user-transformed="true">
          <draw:text-box>
            <text:list text:style-name="L3">
              <text:list-item>
                <text:p>我只好回他一個訊息！</text:p>
              </text:list-item>
            </text:list>
          </draw:text-box>
        </draw:frame>
        <draw:frame draw:style-name="gr3" draw:text-style-name="P5" draw:layer="layout" svg:width="21.912cm" svg:height="10.8cm" svg:x="3cm" svg:y="8.6cm">
          <draw:image xlink:href="Pictures/10000000000001ED000000F31EC0EFBB445052C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份工作不能只看薪資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要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適不適合你！</text:span></text:p>
              </text:list-item>
              <text:list-item>
                <text:p><text:span text:style-name="T9">主管和同事的態度，公司的文化，有沒有爆發潛力，能不能學習與成長，該工作累積的經驗對未來有沒有幫助，你有沒有辦法發揮能力等等！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薪水當然是越多越好阿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只要你做的工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是正當的，不犯法的，對人類有正面貢獻的，那幹嘛要找一份低薪的工作呢？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0">現在、就讓我們來看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到底資訊相關科系的工作有那些？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相信你一定聽過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找工作、到奴隸銀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的那種廣告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就讓我們上奴隸銀行看看吧！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雖然大部分的好工作都不會出現在那裏！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對於社會新鮮人的第一份工作而言，奴隸銀行還是可以用的！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們就是去當奴隸的阿！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台灣比較大的奴隸銀行有兩家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是用數字命名的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家是這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381cm" svg:height="13.593cm" svg:x="1.424cm" svg:y="4.74cm">
          <draw:image xlink:href="Pictures/10000000000003E500000216691BCE7C96EFC05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一家是這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434cm" svg:height="15.214cm" svg:x="1.366cm" svg:y="4.5cm">
          <draw:image xlink:href="Pictures/10000000000003E70000023F124716C1596EAB0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到底、奴隸們都做哪些工作呢？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讓我們來看看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是1111分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799cm" svg:height="8.617cm" svg:x="1.8cm" svg:y="4.466cm">
          <draw:image xlink:href="Pictures/10000000000002D5000000FCEEE0BA1312BC704C.png" xlink:type="simple" xlink:show="embed" xlink:actuate="onLoad">
            <text:p/>
          </draw:image>
        </draw:frame>
        <draw:frame draw:style-name="gr3" draw:text-style-name="P5" draw:layer="layout" svg:width="21.4cm" svg:height="7.429cm" svg:x="3.6cm" svg:y="13.2cm">
          <draw:image xlink:href="Pictures/10000000000002D0000000FA12344E7FA03F696F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是104的分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026cm" svg:height="8.68cm" svg:x="2.574cm" svg:y="5.23cm">
          <draw:image xlink:href="Pictures/1000000000000203000000CB41B06FEF669DF61C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上面哪一類適合資訊相關科系呢？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其實、每一類都有用電腦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現在的世界本來就是受電腦控制的！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所以、你可以從事的行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比你想像的更多！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6cm" presentation:class="title" presentation:user-transformed="true">
          <draw:text-box>
            <text:p><text:span text:style-name="T10">雖然可以從事的行業很多！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但是我們還是聚焦一下好了！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先看看</text:p>
          </draw:text-box>
        </draw:frame>
        <draw:frame presentation:style-name="pr6" draw:layer="layout" svg:width="25.199cm" svg:height="18.494cm" svg:x="1.4cm" svg:y="5.714cm" presentation:class="outline" presentation:user-transformed="true">
          <draw:text-box>
            <text:list text:style-name="L3">
              <text:list-item>
                <text:p><text:span text:style-name="T9">比較需要資訊專業技能的類別！</text:span></text:p>
              </text:list-item>
            </text:list>
          </draw:text-box>
        </draw:frame>
        <draw:frame draw:style-name="gr3" draw:text-style-name="P5" draw:layer="layout" svg:width="22.173cm" svg:height="13.453cm" svg:x="3.227cm" svg:y="7.4cm">
          <draw:image xlink:href="Pictures/10000000000003CE0000024FD5BC84518EB341E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多看幾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236cm" svg:height="13.918cm" svg:x="4.8cm" svg:y="5cm">
          <draw:image xlink:href="Pictures/10000000000002D70000020EE9CF05897B58D4C5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這樣會比較知道有哪些類型的工作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183cm" svg:height="13.388cm" svg:x="4.921cm" svg:y="6.496cm">
          <draw:image xlink:href="Pictures/10000000000002D5000001FA1B308A6E9018F1E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也才不會太過受限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945cm" svg:height="13.785cm" svg:x="5.04cm" svg:y="5.815cm">
          <draw:image xlink:href="Pictures/10000000000002CC00000209E9A2756EE92A2838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第一份工作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383cm" svg:height="14.441cm" svg:x="3.828cm" svg:y="4.959cm">
          <draw:image xlink:href="Pictures/10000000000002CD000001FCC5346CF6326E6F61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覺得還蠻重要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628cm" svg:height="15.025cm" svg:x="4.372cm" svg:y="4.983cm">
          <draw:image xlink:href="Pictures/10000000000002D900000213AD6DC577BBA1A0CA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因為它會影響你接下來的走向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902cm" svg:height="13.2cm" svg:x="2.546cm" svg:y="5.2cm">
          <draw:image xlink:href="Pictures/10000000000002CD0000018CA675C344D5F7A5CE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所以萬一你發現那份工作很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972cm" svg:height="15.249cm" svg:x="2.828cm" svg:y="4.406cm">
          <draw:image xlink:href="Pictures/10000000000002CD000001DC4253B84AC8C7348D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千萬不要被那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第一份工作非要兩年以上的爛文章給影響！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三天內就可以走人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、走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盡量好好的來，好好的去<text:line-break/></text:p>
              </text:list-item>
              <text:list-item>
                <text:p>不要留下不愉快的印象！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其實、對於資工系的同學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找工作不難</text:span></text:p>
              </text:list-item>
              <text:list-item>
                <text:p><text:span text:style-name="T9">要漂亮的離開，其實是比較難的</text:span></text:p>
              </text:list-item>
              <text:list-item>
                <text:p><text:span text:style-name="T9">這可是一門藝術，人際相處的藝術！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很多人在離職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會和東家鬧得不愉快！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其實是沒必要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不過如果你的態度很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是對方卻威脅你</text:p>
              </text:list-item>
              <text:list-item>
                <text:p>或者口出惡言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那麼、你應該就可以確定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離開這家公司的選擇是正確的！</text:span><text:span text:style-name="T7"><text:line-break/></text:span><text:span text:style-name="T7"/></text:p>
              </text:list-item>
              <text:list-item>
                <text:p><text:span text:style-name="T7">千萬不要再猶豫不決了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不同類型的公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會有不同的待遇、工作內容、以及文化制度！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因此、你必須要臨機應變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根據現實情況做決定！<text:line-break/></text:p>
              </text:list-item>
              <text:list-item>
                <text:p>不要拘泥於刻板印象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如果你去公家機關應徵正職工作！</text:span></text:p>
              </text:list-item>
              <text:list-item>
                <text:p><text:span text:style-name="T8">然後你還跟對方在薪水上討價還價！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麼你基本上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告訴對方你千萬不要錄取我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因為公家機關的正式工作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那叫公務員，職等和薪資都有固定的公式，而且面試者是不太有權力調整的！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如果你去私人公司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那得要盡力讓自己薪資越高越好，因為他們的薪資範圍通常差異很大！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只要你為公司帶來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是正面的貢獻與獲利，那麼你可以盡管把薪資拉到對方願意聘你的最高點</text:span></text:p>
                <text:p><text:span text:style-name="T9"/></text:p>
              </text:list-item>
              <text:list-item>
                <text:p><text:span text:style-name="T9">其實這樣一點都不過分！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對於資訊相關科系的同學而言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可能會覺得自己應該從事</text:span><text:span text:style-name="T7"><text:line-break/></text:span><text:span text:style-name="T7">《程式與電腦》相關的工作。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這種想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是太過狹隘的！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因為、你是一個完整的人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而且不是變種人！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個完整的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具有一個完整的人所具備的所有能力！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除了會寫程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還會《開車、煮菜、做水電、修理房屋、使用武器、和同伴合作，甚至搞一場政變推翻政府》。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、基本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是無所不能的，千萬不要小看了自己的潛力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你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民初最受人尊敬的教育家，曾任北京大學校長的《蔡元培》，其實當過《恐怖分子》，試圖推翻政府過嗎？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所以後來、在某次學運時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學生們提出某些他覺得過分的訴求時，蔡元培才會說：</text:span></text:p>
              </text:list-item>
              <text:list-item>
                <text:p><text:span text:style-name="T8">誰要出來當抗議代表，我跟你來一場決鬥！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這也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他為何在那個軍閥割據的年代裡，還能讓北京大學完全不受軍閥控制的原因！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因為、蔡元培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本來就是很有guts的暴力革命者阿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不相信、你可以查查維基百科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cm" svg:height="16.382cm" svg:x="2cm" svg:y="4.2cm">
          <draw:image xlink:href="Pictures/10000000000001F3000002211BCFF5ED2553B0FE.png" xlink:type="simple" xlink:show="embed" xlink:actuate="onLoad">
            <text:p/>
          </draw:image>
        </draw:frame>
        <draw:frame draw:style-name="gr3" draw:text-style-name="P5" draw:layer="layout" svg:width="9.6cm" svg:height="16.369cm" svg:x="17.2cm" svg:y="4.091cm">
          <draw:image xlink:href="Pictures/1000000000000127000001F710AA42EECF43E3B3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看看蔡元培到底是怎麼樣的人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3.23cm" svg:height="13.865cm" svg:x="1.57cm" svg:y="5cm">
          <draw:image xlink:href="Pictures/10000000000001F40000020C98125057A7E9CD9F.png" xlink:type="simple" xlink:show="embed" xlink:actuate="onLoad">
            <text:p/>
          </draw:image>
        </draw:frame>
        <draw:frame draw:style-name="gr3" draw:text-style-name="P5" draw:layer="layout" svg:width="11.748cm" svg:height="13.706cm" svg:x="15.2cm" svg:y="5.2cm">
          <draw:image xlink:href="Pictures/10000000000001BC0000020663A0F19E384A9025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看看維基百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會比只看教科書有意思多了！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抱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蔡元培讓我們離題太遠了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讓我們回到主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也就是《資訊畢業生》的工作上！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多資訊領域畢業生，其實對產業沒有甚麼概念！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果你程式能力不是很好</text:p>
              </text:list-item>
              <text:list-item>
                <text:p>是否就沒有辦法從事相關工作呢？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其實、並不是這樣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多資工系學生從來沒聽過SAP這家公司！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SAP這家公司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可是非常重量級的公司喔！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家公司的重要性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亞於微軟和蘋果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SAP</text:span><text:span text:style-name="T7">是全世界最大的《企業資源管理系統》</text:span><text:span text:style-name="T7">(ERP)</text:span><text:span text:style-name="T7">的公司。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全世界的各大企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公司裡通常都有SAP系統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SAP的相關工作，薪水常常是很高的！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更棒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你程式不需要很強</text:span></text:p>
              </text:list-item>
              <text:list-item>
                <text:p><text:span text:style-name="T8">因為</text:span><text:span text:style-name="T8">SAP</text:span><text:span text:style-name="T8">的程式德國原廠該寫的都寫好了，</text:span><text:span text:style-name="T8">SAP</text:span><text:span text:style-name="T8">顧問的工作通常是將該系統導入到某企業內！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我記得在我研究所畢業的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聽同學提到，大企業導入</text:span><text:span text:style-name="T6">SAP</text:span><text:span text:style-name="T6">時，一天光的導入顧問費用價碼是</text:span><text:span text:style-name="T6">11</text:span><text:span text:style-name="T6">萬</text:span><text:span text:style-name="T6">/</text:span><text:span text:style-name="T6">人。</text:span><text:span text:style-name="T6"><text:line-break/></text:span><text:span text:style-name="T6"/></text:p>
              </text:list-item>
              <text:list-item>
                <text:p><text:span text:style-name="T6">企業聘一個</text:span><text:span text:style-name="T6">SAP</text:span><text:span text:style-name="T6">顧問的費用一年將會是</text:span><text:span text:style-name="T6">3000</text:span><text:span text:style-name="T6">萬以上。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這些顧問通常不是在寫程式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而是在融合《企業流程》與</text:span><text:span text:style-name="T9">SAP</text:span><text:span text:style-name="T9">系統</text:span><text:span text:style-name="T9"><text:line-break/></text:span><text:span text:style-name="T9"/></text:p>
              </text:list-item>
              <text:list-item>
                <text:p><text:span text:style-name="T9">通常處理的是和人與流程有關的問題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沒做過</text:span><text:span text:style-name="T7">SAP</text:span><text:span text:style-name="T7">相關工作</text:span><text:span text:style-name="T7"><text:line-break/></text:span><text:span text:style-name="T7"/></text:p>
              </text:list-item>
              <text:list-item>
                <text:p><text:span text:style-name="T7">詳情還是得問專家才會清楚！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以下是</text:span><text:span text:style-name="T10">SAP</text:span><text:span text:style-name="T10">公司的維基條目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712cm" svg:height="16.984cm" svg:x="3.688cm" svg:y="3.8cm">
          <draw:image xlink:href="Pictures/100000000000032D0000027CC38304F3919541CB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更直接的資訊，請參考下圖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20.887cm" svg:height="14.237cm" svg:x="4.2cm" svg:y="5.163cm">
          <draw:image xlink:href="Pictures/10000000000001EA0000014EEB289BDCCFBEA7A5.png" xlink:type="simple" xlink:show="embed" xlink:actuate="onLoad">
            <text:p/>
          </draw:image>
        </draw:frame>
        <draw:frame draw:style-name="gr5" draw:text-style-name="P7" draw:layer="layout" svg:width="17.926cm" svg:height="0.964cm" svg:x="1.8cm" svg:y="19.636cm">
          <draw:text-box>
            <text:p><text:span text:style-name="T11"><text:a xlink:href="https://www.facebook.com/ccckmit/posts/10154112335341893" xlink:type="simple">https://www.facebook.com/ccckmit/posts/10154112335341893</text:a></text:span></text:p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下圖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6" draw:text-style-name="P8" draw:layer="layout" svg:width="15.4cm" svg:height="15.029cm" svg:x="7cm" svg:y="4.371cm">
          <draw:image xlink:href="Pictures/100000000000019F00000195B1F025B185DA6520.png" xlink:type="simple" xlink:show="embed" xlink:actuate="onLoad">
            <text:p/>
          </draw:image>
        </draw:frame>
        <draw:frame draw:style-name="gr5" draw:text-style-name="P7" draw:layer="layout" svg:width="17.926cm" svg:height="0.964cm" svg:x="1.8cm" svg:y="19.636cm">
          <draw:text-box>
            <text:p><text:span text:style-name="T11"><text:a xlink:href="https://www.facebook.com/ccckmit/posts/10154112335341893" xlink:type="simple">https://www.facebook.com/ccckmit/posts/10154112335341893</text:a></text:span></text:p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及下列討論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7.926cm" svg:height="0.964cm" svg:x="1.474cm" svg:y="0.4cm">
          <draw:text-box>
            <text:p><text:span text:style-name="T11"><text:a xlink:href="https://www.facebook.com/ccckmit/posts/10154112335341893" xlink:type="simple">https://www.facebook.com/ccckmit/posts/10154112335341893</text:a></text:span></text:p>
          </draw:text-box>
        </draw:frame>
        <draw:frame draw:style-name="gr6" draw:text-style-name="P8" draw:layer="layout" svg:width="15.633cm" svg:height="16.382cm" svg:x="6.967cm" svg:y="4.2cm">
          <draw:image xlink:href="Pictures/10000000000001A1000001B5627B3199D70E276D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有興趣的話可以上網看看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好了，現在你應該已經看過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101</text:span><text:span text:style-name="T8">個左右的資訊相關工作了！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就是我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今天的十分鐘系列！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希望您會喜歡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次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05T20:35:51.410000000</dc:date>
    <meta:editing-duration>P2DT3H22M6S</meta:editing-duration>
    <meta:editing-cycles>508</meta:editing-cycles>
    <meta:generator>LibreOffice/5.1.0.3$Windows_x86 LibreOffice_project/5e3e00a007d9b3b6efb6797a8b8e57b51ab1f737</meta:generator>
    <meta:document-statistic meta:object-count="421"/>
  </office:meta>
</office:document-meta>
</file>